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1776f"/>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officeooo:rsid="0001776f" officeooo:paragraph-rsid="0001776f" style:font-size-asian="16pt" style:font-size-complex="16pt"/>
    </style:style>
    <style:style style:name="P5" style:family="paragraph" style:parent-style-name="Standard">
      <style:paragraph-properties fo:text-align="center" style:justify-single-word="false"/>
      <style:text-properties fo:font-size="36pt" fo:font-weight="bold" officeooo:paragraph-rsid="0001776f" style:font-size-asian="36pt" style:font-weight-asian="bold" style:font-size-complex="36pt" style:font-weight-complex="bold"/>
    </style:style>
    <style:style style:name="P6" style:family="paragraph" style:parent-style-name="Standard">
      <style:text-properties officeooo:paragraph-rsid="0001776f"/>
    </style:style>
    <style:style style:name="P7" style:family="paragraph" style:parent-style-name="Standard">
      <style:paragraph-properties fo:text-align="center" style:justify-single-word="false"/>
      <style:text-properties officeooo:rsid="000285ed" officeooo:paragraph-rsid="000285e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officeooo:rsid="00054f2c" officeooo:paragraph-rsid="00054f2c" style:font-size-asian="15pt" style:font-size-complex="15pt"/>
    </style:style>
    <style:style style:name="P10"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fce2" officeooo:paragraph-rsid="0055fd06"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6be026" officeooo:paragraph-rsid="006be026"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6fce2" officeooo:paragraph-rsid="0055fd06"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6fce2" officeooo:paragraph-rsid="0006fce2"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6fce2" officeooo:paragraph-rsid="0055fd06"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6be026" officeooo:paragraph-rsid="006be026"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6be026" officeooo:paragraph-rsid="006c9a51"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21" style:family="paragraph" style:parent-style-name="Standard">
      <style:paragraph-properties fo:text-align="start" style:justify-single-word="false"/>
      <style:text-properties fo:font-size="12pt" style:text-underline-style="none" fo:font-weight="normal" officeooo:rsid="002ce3f9" officeooo:paragraph-rsid="0055fd0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48e4e6" officeooo:paragraph-rsid="0055fd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427c5" officeooo:paragraph-rsid="0055fd0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5268c1" officeooo:paragraph-rsid="0055fd0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26" style:family="paragraph" style:parent-style-name="Standard">
      <style:paragraph-properties fo:text-align="start" style:justify-single-word="false"/>
      <style:text-properties officeooo:paragraph-rsid="0061410d"/>
    </style:style>
    <style:style style:name="P27" style:family="paragraph" style:parent-style-name="Standard">
      <style:paragraph-properties fo:margin-top="0.101cm" fo:margin-bottom="0.101cm" style:contextual-spacing="false"/>
      <style:text-properties officeooo:paragraph-rsid="006893fd"/>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officeooo:rsid="006be026" officeooo:paragraph-rsid="00054f2c" style:font-size-asian="10.5pt" style:font-size-complex="12pt"/>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officeooo:rsid="006c59bd" officeooo:paragraph-rsid="006be026"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6be026" officeooo:paragraph-rsid="007c4442"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7f74e8" officeooo:paragraph-rsid="007f74e8"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34"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06fce2" style:font-size-asian="15pt" style:font-size-complex="15pt"/>
    </style:style>
    <style:style style:name="P36"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37" style:family="paragraph" style:parent-style-name="Table_20_Contents">
      <style:paragraph-properties fo:text-align="start" style:justify-single-word="false"/>
      <style:text-properties fo:font-size="12pt" style:font-size-asian="10.5pt" style:font-size-complex="12pt"/>
    </style:style>
    <style:style style:name="P38" style:family="paragraph" style:parent-style-name="Table_20_Contents">
      <style:paragraph-properties fo:text-align="start" style:justify-single-word="false"/>
      <style:text-properties fo:font-size="12pt" officeooo:paragraph-rsid="0083f403" style:font-size-asian="10.5pt" style:font-size-complex="12pt"/>
    </style:style>
    <style:style style:name="P39" style:family="paragraph" style:parent-style-name="Table_20_Contents">
      <style:paragraph-properties fo:text-align="start" style:justify-single-word="false"/>
      <style:text-properties fo:font-size="12pt" officeooo:paragraph-rsid="00849ece" style:font-size-asian="10.5pt" style:font-size-complex="12pt"/>
    </style:style>
    <style:style style:name="P40" style:family="paragraph" style:parent-style-name="Table_20_Contents">
      <style:paragraph-properties fo:text-align="start" style:justify-single-word="false"/>
      <style:text-properties fo:font-size="12pt" officeooo:paragraph-rsid="00869d17" style:font-size-asian="10.5pt" style:font-size-complex="12pt"/>
    </style:style>
    <style:style style:name="P41" style:family="paragraph" style:parent-style-name="Table_20_Contents">
      <style:paragraph-properties fo:text-align="start" style:justify-single-word="false"/>
      <style:text-properties fo:font-size="12pt" officeooo:paragraph-rsid="0086d400" style:font-size-asian="10.5pt" style:font-size-complex="12pt"/>
    </style:style>
    <style:style style:name="P42" style:family="paragraph" style:parent-style-name="Table_20_Contents">
      <style:paragraph-properties fo:text-align="start" style:justify-single-word="false"/>
      <style:text-properties fo:font-size="12pt" officeooo:paragraph-rsid="0087bcfb" style:font-size-asian="10.5pt" style:font-size-complex="12pt"/>
    </style:style>
    <style:style style:name="P43" style:family="paragraph" style:parent-style-name="Table_20_Contents">
      <style:paragraph-properties fo:text-align="start" style:justify-single-word="false"/>
      <style:text-properties fo:font-size="12pt" officeooo:paragraph-rsid="0088ad2f" style:font-size-asian="10.5pt" style:font-size-complex="12pt"/>
    </style:style>
    <style:style style:name="P44" style:family="paragraph" style:parent-style-name="Table_20_Contents">
      <style:paragraph-properties fo:text-align="start" style:justify-single-word="false"/>
      <style:text-properties fo:font-size="12pt" officeooo:paragraph-rsid="0088f7de" style:font-size-asian="10.5pt" style:font-size-complex="12pt"/>
    </style:style>
    <style:style style:name="P45" style:family="paragraph" style:parent-style-name="Table_20_Contents">
      <style:paragraph-properties fo:text-align="start" style:justify-single-word="false"/>
      <style:text-properties fo:font-size="12pt" officeooo:rsid="007ffd8e" officeooo:paragraph-rsid="007ffd8e" style:font-size-asian="10.5pt" style:font-size-complex="12pt"/>
    </style:style>
    <style:style style:name="P46" style:family="paragraph" style:parent-style-name="Table_20_Contents">
      <style:paragraph-properties fo:text-align="start" style:justify-single-word="false"/>
      <style:text-properties fo:font-size="12pt" officeooo:rsid="007ffd8e" officeooo:paragraph-rsid="008126b4" style:font-size-asian="10.5pt" style:font-size-complex="12pt"/>
    </style:style>
    <style:style style:name="P47" style:family="paragraph" style:parent-style-name="Table_20_Contents">
      <style:paragraph-properties fo:text-align="start" style:justify-single-word="false"/>
      <style:text-properties fo:font-size="12pt" officeooo:rsid="00849ece" officeooo:paragraph-rsid="00849ece" style:font-size-asian="10.5pt" style:font-size-complex="12pt"/>
    </style:style>
    <style:style style:name="P48" style:family="paragraph" style:parent-style-name="Table_20_Contents">
      <style:paragraph-properties fo:text-align="start" style:justify-single-word="false"/>
      <style:text-properties fo:font-size="12pt" officeooo:rsid="00869d17" officeooo:paragraph-rsid="00869d17" style:font-size-asian="10.5pt" style:font-size-complex="12pt"/>
    </style:style>
    <style:style style:name="P49" style:family="paragraph" style:parent-style-name="Table_20_Contents">
      <style:paragraph-properties fo:text-align="start" style:justify-single-word="false"/>
      <style:text-properties fo:font-size="14pt" officeooo:rsid="007ffd8e" officeooo:paragraph-rsid="007ffd8e" style:font-size-asian="14pt" style:font-size-complex="14pt"/>
    </style:style>
    <style:style style:name="T1" style:family="text">
      <style:text-properties officeooo:rsid="0001776f"/>
    </style:style>
    <style:style style:name="T2" style:family="text">
      <style:text-properties officeooo:rsid="0003b167"/>
    </style:style>
    <style:style style:name="T3" style:family="text">
      <style:text-properties fo:font-size="12pt" officeooo:rsid="0041fead" style:font-size-asian="10.5pt" style:font-size-complex="12pt"/>
    </style:style>
    <style:style style:name="T4" style:family="text">
      <style:text-properties fo:font-size="12pt" officeooo:rsid="004427c5" style:font-size-asian="10.5pt" style:font-size-complex="12pt"/>
    </style:style>
    <style:style style:name="T5" style:family="text">
      <style:text-properties fo:font-size="12pt" officeooo:rsid="0048a609" style:font-size-asian="10.5pt" style:font-size-complex="12pt"/>
    </style:style>
    <style:style style:name="T6" style:family="text">
      <style:text-properties fo:font-size="12pt" officeooo:rsid="0048e4e6" style:font-size-asian="10.5pt" style:font-size-complex="12pt"/>
    </style:style>
    <style:style style:name="T7" style:family="text">
      <style:text-properties fo:font-size="12pt" officeooo:rsid="0049d405" style:font-size-asian="10.5pt" style:font-size-complex="12pt"/>
    </style:style>
    <style:style style:name="T8" style:family="text">
      <style:text-properties fo:font-size="12pt" officeooo:rsid="004c42f0" style:font-size-asian="10.5pt" style:font-size-complex="12pt"/>
    </style:style>
    <style:style style:name="T9" style:family="text">
      <style:text-properties fo:font-size="12pt" officeooo:rsid="004defc0" style:font-size-asian="10.5pt" style:font-size-complex="12pt"/>
    </style:style>
    <style:style style:name="T10" style:family="text">
      <style:text-properties fo:font-size="12pt" officeooo:rsid="004f4be4" style:font-size-asian="10.5pt" style:font-size-complex="12pt"/>
    </style:style>
    <style:style style:name="T11" style:family="text">
      <style:text-properties fo:font-size="12pt" officeooo:rsid="00511179" style:font-size-asian="10.5pt" style:font-size-complex="12pt"/>
    </style:style>
    <style:style style:name="T12" style:family="text">
      <style:text-properties fo:font-size="12pt" style:text-underline-style="none" style:font-size-asian="10.5pt" style:font-size-complex="12pt"/>
    </style:style>
    <style:style style:name="T13" style:family="text">
      <style:text-properties fo:font-size="12pt" style:text-underline-style="none" officeooo:rsid="0008cfcc" style:font-size-asian="10.5pt" style:font-size-complex="12pt"/>
    </style:style>
    <style:style style:name="T14" style:family="text">
      <style:text-properties fo:font-size="12pt" style:text-underline-style="none" officeooo:rsid="0009a2de" style:font-size-asian="10.5pt" style:font-size-complex="12pt"/>
    </style:style>
    <style:style style:name="T15" style:family="text">
      <style:text-properties fo:font-size="12pt" style:text-underline-style="none" officeooo:rsid="000ae4b3" style:font-size-asian="10.5pt" style:font-size-complex="12pt"/>
    </style:style>
    <style:style style:name="T16" style:family="text">
      <style:text-properties fo:font-size="12pt" style:text-underline-style="none" officeooo:rsid="0041fead" style:font-size-asian="10.5pt" style:font-size-complex="12pt"/>
    </style:style>
    <style:style style:name="T17" style:family="text">
      <style:text-properties fo:font-size="12pt" style:text-underline-style="none" fo:font-weight="normal" officeooo:rsid="004427c5" style:font-size-asian="10.5pt" style:font-weight-asian="normal" style:font-size-complex="12pt" style:font-weight-complex="normal"/>
    </style:style>
    <style:style style:name="T18" style:family="text">
      <style:text-properties fo:font-size="12pt" style:text-underline-style="none" fo:font-weight="normal" officeooo:rsid="0048e4e6" style:font-size-asian="10.5pt" style:font-weight-asian="normal" style:font-size-complex="12pt" style:font-weight-complex="normal"/>
    </style:style>
    <style:style style:name="T19" style:family="text">
      <style:text-properties fo:font-size="12pt" style:text-underline-style="none" fo:font-weight="normal" officeooo:rsid="0049d405" style:font-size-asian="10.5pt" style:font-weight-asian="normal" style:font-size-complex="12pt" style:font-weight-complex="normal"/>
    </style:style>
    <style:style style:name="T20" style:family="text">
      <style:text-properties fo:font-size="12pt" style:text-underline-style="none" fo:font-weight="normal" officeooo:rsid="005268c1" style:font-size-asian="10.5pt" style:font-weight-asian="normal" style:font-size-complex="12pt" style:font-weight-complex="normal"/>
    </style:style>
    <style:style style:name="T21" style:family="text">
      <style:text-properties fo:font-size="12pt" style:text-underline-style="none" fo:font-weight="normal" officeooo:rsid="00543a74" style:font-size-asian="10.5pt" style:font-weight-asian="normal" style:font-size-complex="12pt" style:font-weight-complex="normal"/>
    </style:style>
    <style:style style:name="T22" style:family="text">
      <style:text-properties style:text-underline-style="none"/>
    </style:style>
    <style:style style:name="T23" style:family="text">
      <style:text-properties style:text-underline-style="none" officeooo:rsid="00543a74"/>
    </style:style>
    <style:style style:name="T24" style:family="text">
      <style:text-properties officeooo:rsid="00543a74"/>
    </style:style>
    <style:style style:name="T25" style:family="text">
      <style:text-properties officeooo:rsid="0055fd06"/>
    </style:style>
    <style:style style:name="T26" style:family="text">
      <style:text-properties officeooo:rsid="005b7aee"/>
    </style:style>
    <style:style style:name="T27" style:family="text">
      <style:text-properties officeooo:rsid="005d5f79"/>
    </style:style>
    <style:style style:name="T28" style:family="text">
      <style:text-properties officeooo:rsid="005ecd5b"/>
    </style:style>
    <style:style style:name="T29" style:family="text">
      <style:text-properties officeooo:rsid="0061410d"/>
    </style:style>
    <style:style style:name="T30" style:family="text">
      <style:text-properties style:use-window-font-color="true" fo:font-weight="normal" officeooo:rsid="00184f53" style:font-weight-asian="normal" style:font-weight-complex="normal"/>
    </style:style>
    <style:style style:name="T31" style:family="text">
      <style:text-properties style:use-window-font-color="true" fo:font-weight="normal" officeooo:rsid="0061f0d9" style:font-weight-asian="normal" style:font-weight-complex="normal"/>
    </style:style>
    <style:style style:name="T32" style:family="text">
      <style:text-properties style:use-window-font-color="true" fo:font-weight="normal" officeooo:rsid="0062e0d1" style:font-weight-asian="normal" style:font-weight-complex="normal"/>
    </style:style>
    <style:style style:name="T33" style:family="text">
      <style:text-properties style:use-window-font-color="true" fo:font-weight="normal" officeooo:rsid="0064ac44" style:font-weight-asian="normal" style:font-weight-complex="normal"/>
    </style:style>
    <style:style style:name="T34" style:family="text">
      <style:text-properties style:use-window-font-color="true" fo:font-weight="normal" officeooo:rsid="00675d67" style:font-weight-asian="normal" style:font-weight-complex="normal"/>
    </style:style>
    <style:style style:name="T35" style:family="text">
      <style:text-properties style:use-window-font-color="true" fo:font-weight="normal" officeooo:rsid="006893fd" style:font-weight-asian="normal" style:font-weight-complex="normal"/>
    </style:style>
    <style:style style:name="T36" style:family="text">
      <style:text-properties style:use-window-font-color="true" fo:font-weight="normal" officeooo:rsid="0069b320" style:font-weight-asian="normal" style:font-weight-complex="normal"/>
    </style:style>
    <style:style style:name="T37" style:family="text">
      <style:text-properties style:use-window-font-color="true" fo:font-weight="normal" officeooo:rsid="008a7939"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6c59bd"/>
    </style:style>
    <style:style style:name="T40" style:family="text">
      <style:text-properties style:text-underline-style="solid" style:text-underline-width="auto" style:text-underline-color="font-color" officeooo:rsid="00797956"/>
    </style:style>
    <style:style style:name="T41" style:family="text">
      <style:text-properties officeooo:rsid="006c9a51"/>
    </style:style>
    <style:style style:name="T42" style:family="text">
      <style:text-properties officeooo:rsid="0072e20c"/>
    </style:style>
    <style:style style:name="T43" style:family="text">
      <style:text-properties officeooo:rsid="007622a0"/>
    </style:style>
    <style:style style:name="T44" style:family="text">
      <style:text-properties fo:font-style="normal" style:font-style-asian="normal" style:font-style-complex="normal"/>
    </style:style>
    <style:style style:name="T45" style:family="text">
      <style:text-properties fo:font-style="normal" officeooo:rsid="0077a110" style:font-style-asian="normal" style:font-style-complex="normal"/>
    </style:style>
    <style:style style:name="T46" style:family="text">
      <style:text-properties fo:font-style="normal" officeooo:rsid="00660613" style:font-style-asian="normal" style:font-style-complex="normal"/>
    </style:style>
    <style:style style:name="T47" style:family="text">
      <style:text-properties fo:font-style="normal" officeooo:rsid="00543a74" style:font-style-asian="normal" style:font-style-complex="normal"/>
    </style:style>
    <style:style style:name="T48" style:family="text">
      <style:text-properties officeooo:rsid="0079794c"/>
    </style:style>
    <style:style style:name="T49" style:family="text">
      <style:text-properties fo:font-size="15pt" style:text-underline-style="solid" style:text-underline-width="auto" style:text-underline-color="font-color" style:font-size-asian="15pt" style:font-size-complex="15pt"/>
    </style:style>
    <style:style style:name="T50" style:family="text">
      <style:text-properties fo:font-size="15pt" style:text-underline-style="solid" style:text-underline-width="auto" style:text-underline-color="font-color" officeooo:rsid="0079794c" style:font-size-asian="15pt" style:font-size-complex="15pt"/>
    </style:style>
    <style:style style:name="T51" style:family="text">
      <style:text-properties officeooo:rsid="00797956"/>
    </style:style>
    <style:style style:name="T52" style:family="text">
      <style:text-properties officeooo:rsid="008126b4"/>
    </style:style>
    <style:style style:name="T53" style:family="text">
      <style:text-properties officeooo:rsid="0083f403"/>
    </style:style>
    <style:style style:name="T54" style:family="text">
      <style:text-properties officeooo:rsid="00849ece"/>
    </style:style>
    <style:style style:name="T55" style:family="text">
      <style:text-properties officeooo:rsid="00869d17"/>
    </style:style>
    <style:style style:name="T56" style:family="text">
      <style:text-properties officeooo:rsid="0086d400"/>
    </style:style>
    <style:style style:name="T57" style:family="text">
      <style:text-properties officeooo:rsid="0087bcfb"/>
    </style:style>
    <style:style style:name="T58" style:family="text">
      <style:text-properties officeooo:rsid="0088ad2f"/>
    </style:style>
    <style:style style:name="T59" style:family="text">
      <style:text-properties officeooo:rsid="0088f7de"/>
    </style:style>
    <style:style style:name="T60" style:family="text">
      <style:text-properties officeooo:rsid="008a79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5">Algorithmique et Structures de Données <text:span text:style-name="T1">2</text:span></text:p>
      <text:p text:style-name="P6"/>
      <text:p text:style-name="P6"/>
      <text:p text:style-name="P2">Rapport Projet n°<text:span text:style-name="T1">1</text:span>:</text:p>
      <text:p text:style-name="P2"/>
      <text:p text:style-name="P4">Ensemb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Mamadou DIALLO</text:p>
      <text:p text:style-name="P7">Fatma MAOULOUD</text:p>
      <text:p text:style-name="P1">Groupe <text:span text:style-name="T2">4</text:span>03</text:p>
      <text:p text:style-name="P1"/>
      <text:p text:style-name="P1"/>
      <text:p text:style-name="P1"/>
      <text:p text:style-name="P1"/>
      <text:p text:style-name="P1"><text:soft-page-break/></text:p>
      <text:p text:style-name="P9">Introduction<text:span text:style-name="T12"> </text:span></text:p>
      <text:p text:style-name="P13"/>
      <text:p text:style-name="P26"><text:s text:c="3"/>Ce projet consiste à comparer trois <text:span text:style-name="T26">différentes </text:span>implémentations d'ensembles <text:span text:style-name="T28">disposant </text:span>des méthodes décrites dans le sujet du premier TP<text:span text:style-name="T29">1</text:span> auxquelles s'ajoutent les méthodes d'intersection, d'union et de différence d'ensembles. <text:span text:style-name="T26">Le</text:span> premier ensemble implément<text:span text:style-name="T26">é</text:span> à l'aide d'un chaînage simple <text:span text:style-name="T26">sans doublons , le deuxième</text:span> <text:span text:style-name="T27">ensemble à l'aide d'un tableau statique trié </text:span>et <text:span text:style-name="T27">le dernier ensemble</text:span> à l'aide d'un <text:span text:style-name="T27">chaînage simple avec doublons.</text:span></text:p>
      <text:p text:style-name="P27"><text:span text:style-name="T30">Ce rapport présentera dans une première partie </text:span><text:span text:style-name="T31">les ambiguïtés du sujet ,les choix </text:span><text:span text:style-name="T32">effectués </text:span><text:span text:style-name="T34">et les limites d'utilisation , ensuite nous parlerons </text:span><text:span text:style-name="T35">des problèmes rencontré</text:span><text:span text:style-name="T37">s</text:span><text:span text:style-name="T35"> et des </text:span><text:span text:style-name="T36">idées</text:span><text:span text:style-name="T35"> d'amélioration et pour finir</text:span><text:span text:style-name="T30"> </text:span><text:span text:style-name="T35">on parlera des</text:span><text:span text:style-name="T30"> coûts temporels et </text:span><text:span text:style-name="T33">spatiales </text:span><text:span text:style-name="T35">des méthodes de nos différentes classes.</text:span><text:span text:style-name="T30"> </text:span></text:p>
      <text:p text:style-name="P13"/>
      <text:p text:style-name="P13"/>
      <text:p text:style-name="P11">I-Choix effectués et Limites d'utilisation</text:p>
      <text:p text:style-name="P28"/>
      <text:p text:style-name="P16"><text:span text:style-name="T40">a</text:span><text:span text:style-name="T38">)Ch</text:span><text:span text:style-name="T39">oix effectués</text:span></text:p>
      <text:p text:style-name="P17"><text:s text:c="3"/></text:p>
      <text:p text:style-name="P18"><text:s text:c="3"/><text:span text:style-name="T41">Pour ce qui est des choix effectués , les trois classes étant toutes différentes alors certains choix sont spécifique en fonction de la classe.</text:span></text:p>
      <text:p text:style-name="P30"><text:s text:c="4"/>-Pour la première classe celle implémentée à l'aide d'un chaînage simple sans doublons non trié et dont l'ajout ce fait en tête , étant la même que celle du tp1 alors les choix ont plutôt sur les trois méthodes rajoutées (intersectionEns, unionEns , differenceEns) , déjà c'est de dire que c'est trois méthodes sont des procédures dans lesquelles ont modifie l'objet courant , nous avons principalement fais ce choix à cause de sa simplicité. <text:s/></text:p>
      <text:p text:style-name="P19"><text:s text:c="4"/>-<text:span text:style-name="T42">Pour la seconde classe celle implémentée à l'aide du tableau statique trié , le premier choix c'est porté sur la taille (capacité) de notre tableau et notre choix c'est porté sur un nombre assez modeste qui 40000. pour ce qui est des méthodes (intersectionEns, unionEns , differenceEns) les choix ont été les mêmes que celles de la classe précédentes et pour le reste des méthodes seule l'ajout et la suppression se comportent différemment , pour l'ajout ont fais une comparaisons deux à deux des éléments de l'ensemble jusqu'à trouver l'emplacement parfait pour l'élément à rajouter ensuite un décalage est fais et pour la suppression c'est un peu du même ordre ont cherche l'élément à supprimer et on fais décalage ce qui permet d'ôter l'élément.</text:span></text:p>
      <text:p text:style-name="P31"><text:s text:c="4"/>-<text:span text:style-name="T43">Pour notre dernière classe celle implémentée avec un chaînage simple avec doublons et non trié et où l'ajout se fait en tête , elle s'écrit de la même manière que la première classe à quelques méthodes près , les seules méthodes qui diffèrent sont « ajoute » et « retire » , pour la méthode ajoute vu que l'ajout se fait en tête alors sont écrite est simple et se compte en temps constant θ(1) ce qui le rend très efficace et pour la<text:tab/>suppression étant donné l'existence des doublons alors la suppression d'un élément ce fait de t-elle sorte qu'il n y ait plus aucune occurrence de ce élément dans l'ensemble. </text:span></text:p>
      <text:p text:style-name="P31"/>
      <text:p text:style-name="P29"><text:span text:style-name="T51">b</text:span>)Limites d'utilisation</text:p>
      <text:p text:style-name="P13"/>
      <text:p text:style-name="P20"><text:span text:style-name="T49">II-</text:span><text:span text:style-name="T50">Problèmes rencontrés et solution</text:span><text:span text:style-name="T48"> </text:span></text:p>
      <text:p text:style-name="P20"><text:s text:c="3"/><text:span text:style-name="T60">Pour ce qui est des problèmes rencontrés </text:span></text:p>
      <text:p text:style-name="P13"/>
      <text:p text:style-name="P8"><text:span text:style-name="T44">I</text:span><text:span text:style-name="T45">I</text:span><text:span text:style-name="T46">I</text:span>- <text:span text:style-name="T47">Ensembles</text:span><text:span text:style-name="T24">.</text:span></text:p>
      <text:p text:style-name="P8"/>
      <text:p text:style-name="P15"><text:s text:c="3"/><text:span text:style-name="T25">Nos trois différentes Ensembles de ce projet disposent des même méthodes décrites dans le TP1 auxquelles se rajoutent trois autres méthodes qui sont « intersectionEns », « unionEns » et « differenceEns »</text:span></text:p>
      <text:p text:style-name="P21"><text:s/></text:p>
      <text:p text:style-name="P25"><text:soft-page-break/> intersectionEns :</text:p>
      <text:p text:style-name="P25"/>
      <text:p text:style-name="P12"><text:span text:style-name="T3"><text:s text:c="3"/></text:span><text:span text:style-name="T5">Cette méthode fait l'intersection </text:span><text:span text:style-name="T6">entre l'</text:span><text:span text:style-name="T5">ensemble courant et l'ensemble pris en paramètre , </text:span><text:span text:style-name="T8">elle modifie l'ensemble courant </text:span><text:span text:style-name="T9">de sorte </text:span><text:span text:style-name="T10">à</text:span><text:span text:style-name="T8"> conserv</text:span><text:span text:style-name="T11">er</text:span><text:span text:style-name="T8"> les éléments qui sont à la fois dans les deux ensembles</text:span></text:p>
      <text:p text:style-name="P25"/>
      <text:p text:style-name="P25"> UnionEns :</text:p>
      <text:p text:style-name="P25"/>
      <text:p text:style-name="P12"><text:span text:style-name="T3"><text:s text:c="3"/></text:span><text:span text:style-name="T6">Cette méthode fait l'union entre l'ensemble courant et l'ensemble pris en paramètre , </text:span><text:span text:style-name="T7">elle le fait en rajoutant les éléments du second ensemble dans l'ensemble courant.</text:span></text:p>
      <text:p text:style-name="P22"/>
      <text:p text:style-name="P10"><text:span text:style-name="T3"> differenceEn</text:span><text:span text:style-name="T4">s :</text:span><text:span text:style-name="T17"> </text:span></text:p>
      <text:p text:style-name="P23"/>
      <text:p text:style-name="P10"><text:span text:style-name="T17"><text:s text:c="3"/></text:span><text:span text:style-name="T18">Cette méthode fait l</text:span><text:span text:style-name="T19">a différence</text:span><text:span text:style-name="T18"> entre l'ensemble courant et l'ensemble pris en paramètre , </text:span><text:span text:style-name="T20">elle modifie l'ensemble courant de sorte à conserver que les éléments qui sont </text:span><text:span text:style-name="T21">présent</text:span><text:span text:style-name="T20"> dans l'ensemble courant et pas dans l'ensemble pris en paramètre.</text:span></text:p>
      <text:p text:style-name="P24"/>
      <text:p text:style-name="P8"><text:span text:style-name="T23"><text:tab/><text:tab/><text:tab/></text:span><text:span text:style-name="T24">1</text:span> Premier Ensemble « Ensa »</text:p>
      <text:p text:style-name="P14"/>
      <text:p text:style-name="P35"><text:span text:style-name="T12"><text:tab/></text:span><text:span text:style-name="T13">Notre </text:span><text:span text:style-name="T16">première </text:span><text:span text:style-name="T15">implémentation</text:span><text:span text:style-name="T13"> consiste à réaliser un ensemble </text:span><text:span text:style-name="T15">grâce à la notion de programmation objet , cette classe sera implémentée </text:span><text:span text:style-name="T13">à l'aide d'un chaînage simple non trié sans doublons </text:span><text:span text:style-name="T14">où l'ajout se fait en queue de chaînage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6">Tableau récapitulatif des ordres de grandeur des méthodes des classe « Ensa » </text:p>
      <text:p text:style-name="P36"><text:span text:style-name="T22"><text:tab/></text:span>« Ensb » et « Ensc » en fonction de l’implémentation utilisée :</text:p>
      <text:p text:style-name="P36"/>
      <text:p text:style-name="P34">Ensa = chaînage simple sans doublons non trié ajout en queue</text:p>
      <text:p text:style-name="P34">Ensb = tableau trié sans doublons</text:p>
      <text:p text:style-name="P34">Ensc = chaînage simple avec doublons non trié ajout en tête</text:p>
      <text:p text:style-name="P36"/>
      <table:table table:name="Tableau1" table:style-name="Tableau1">
        <table:table-column table:style-name="Tableau1.A" table:number-columns-repeated="4"/>
        <table:table-row>
          <table:table-cell table:style-name="Tableau1.A1" office:value-type="string">
            <text:p text:style-name="P37"/>
          </table:table-cell>
          <table:table-cell table:style-name="Tableau1.A1" office:value-type="string">
            <text:p text:style-name="P45"><text:s text:c="14"/>Ensa </text:p>
          </table:table-cell>
          <table:table-cell table:style-name="Tableau1.A1" office:value-type="string">
            <text:p text:style-name="P46"><text:s text:c="13"/>Ens<text:span text:style-name="T52">b</text:span> </text:p>
          </table:table-cell>
          <table:table-cell table:style-name="Tableau1.D1" office:value-type="string">
            <text:p text:style-name="P46"><text:s text:c="14"/>Ens<text:span text:style-name="T52">c</text:span></text:p>
          </table:table-cell>
        </table:table-row>
        <table:table-row>
          <table:table-cell table:style-name="Tableau1.A2" office:value-type="string">
            <text:p text:style-name="P49">Ensemble</text:p>
          </table:table-cell>
          <table:table-cell table:style-name="Tableau1.A2" office:value-type="string">
            <text:p text:style-name="P38"><text:s text:c="16"/><text:span text:style-name="T53">θ(1)</text:span></text:p>
          </table:table-cell>
          <table:table-cell table:style-name="Tableau1.A2" office:value-type="string">
            <text:p text:style-name="P38"><text:s text:c="16"/><text:span text:style-name="T53">θ(1)</text:span></text:p>
          </table:table-cell>
          <table:table-cell table:style-name="Tableau1.D2" office:value-type="string">
            <text:p text:style-name="P40"><text:s text:c="15"/><text:span text:style-name="T53">θ(1)</text:span></text:p>
          </table:table-cell>
        </table:table-row>
        <table:table-row>
          <table:table-cell table:style-name="Tableau1.A2" office:value-type="string">
            <text:p text:style-name="P49">~Ensemble</text:p>
          </table:table-cell>
          <table:table-cell table:style-name="Tableau1.A2" office:value-type="string">
            <text:p text:style-name="P39"><text:s text:c="15"/><text:span text:style-name="T54">O(nb)</text:span></text:p>
          </table:table-cell>
          <table:table-cell table:style-name="Tableau1.A2" office:value-type="string">
            <text:p text:style-name="P38"><text:s text:c="16"/><text:span text:style-name="T53">θ(1)</text:span></text:p>
          </table:table-cell>
          <table:table-cell table:style-name="Tableau1.D2" office:value-type="string">
            <text:p text:style-name="P41"><text:s text:c="14"/><text:span text:style-name="T56">O(nb)</text:span></text:p>
          </table:table-cell>
        </table:table-row>
        <table:table-row>
          <table:table-cell table:style-name="Tableau1.A2" office:value-type="string">
            <text:p text:style-name="P49">estVide</text:p>
          </table:table-cell>
          <table:table-cell table:style-name="Tableau1.A2" office:value-type="string">
            <text:p text:style-name="P38"><text:s text:c="16"/><text:span text:style-name="T53">θ(1)</text:span></text:p>
          </table:table-cell>
          <table:table-cell table:style-name="Tableau1.A2" office:value-type="string">
            <text:p text:style-name="P38"><text:s text:c="16"/><text:span text:style-name="T53">θ(1)</text:span></text:p>
          </table:table-cell>
          <table:table-cell table:style-name="Tableau1.D2" office:value-type="string">
            <text:p text:style-name="P38"><text:s text:c="16"/><text:span text:style-name="T53">θ(1)</text:span></text:p>
          </table:table-cell>
        </table:table-row>
        <table:table-row>
          <table:table-cell table:style-name="Tableau1.A2" office:value-type="string">
            <text:p text:style-name="P49">contient</text:p>
          </table:table-cell>
          <table:table-cell table:style-name="Tableau1.A2" office:value-type="string">
            <text:p text:style-name="P39"><text:s text:c="15"/><text:span text:style-name="T54">O(nb)</text:span></text:p>
          </table:table-cell>
          <table:table-cell table:style-name="Tableau1.A2" office:value-type="string">
            <text:p text:style-name="P47"><text:s text:c="15"/>O(nb)</text:p>
          </table:table-cell>
          <table:table-cell table:style-name="Tableau1.D2" office:value-type="string">
            <text:p text:style-name="P42"><text:s text:c="14"/><text:span text:style-name="T57">O(nb)</text:span></text:p>
          </table:table-cell>
        </table:table-row>
        <table:table-row>
          <table:table-cell table:style-name="Tableau1.A2" office:value-type="string">
            <text:p text:style-name="P49">ajoute</text:p>
          </table:table-cell>
          <table:table-cell table:style-name="Tableau1.A2" office:value-type="string">
            <text:p text:style-name="P39"><text:s text:c="15"/><text:span text:style-name="T54">O(nb)</text:span></text:p>
          </table:table-cell>
          <table:table-cell table:style-name="Tableau1.A2" office:value-type="string">
            <text:p text:style-name="P47"><text:s text:c="15"/>O(nb)</text:p>
          </table:table-cell>
          <table:table-cell table:style-name="Tableau1.D2" office:value-type="string">
            <text:p text:style-name="P42"><text:s text:c="14"/><text:span text:style-name="T57">O(nb)</text:span></text:p>
          </table:table-cell>
        </table:table-row>
        <table:table-row>
          <table:table-cell table:style-name="Tableau1.A2" office:value-type="string">
            <text:p text:style-name="P49">retire</text:p>
          </table:table-cell>
          <table:table-cell table:style-name="Tableau1.A2" office:value-type="string">
            <text:p text:style-name="P39"><text:s text:c="15"/><text:span text:style-name="T54">O(nb)</text:span></text:p>
          </table:table-cell>
          <table:table-cell table:style-name="Tableau1.A2" office:value-type="string">
            <text:p text:style-name="P39"><text:s text:c="15"/><text:span text:style-name="T54">O(nb)</text:span></text:p>
          </table:table-cell>
          <table:table-cell table:style-name="Tableau1.D2" office:value-type="string">
            <text:p text:style-name="P42"><text:s text:c="14"/><text:span text:style-name="T57">O(nb²)</text:span></text:p>
          </table:table-cell>
        </table:table-row>
        <table:table-row>
          <table:table-cell table:style-name="Tableau1.A2" office:value-type="string">
            <text:p text:style-name="P49">contenu</text:p>
          </table:table-cell>
          <table:table-cell table:style-name="Tableau1.A2" office:value-type="string">
            <text:p text:style-name="P39"><text:s text:c="15"/><text:span text:style-name="T54">O(nb)</text:span></text:p>
          </table:table-cell>
          <table:table-cell table:style-name="Tableau1.A2" office:value-type="string">
            <text:p text:style-name="P48"><text:s text:c="15"/>O(nb)</text:p>
          </table:table-cell>
          <table:table-cell table:style-name="Tableau1.D2" office:value-type="string">
            <text:p text:style-name="P43"><text:s text:c="14"/><text:span text:style-name="T58">O(nb)</text:span></text:p>
          </table:table-cell>
        </table:table-row>
        <table:table-row>
          <table:table-cell table:style-name="Tableau1.A2" office:value-type="string">
            <text:p text:style-name="P49">intersectionEns</text:p>
          </table:table-cell>
          <table:table-cell table:style-name="Tableau1.A2" office:value-type="string">
            <text:p text:style-name="P39"><text:s text:c="15"/><text:span text:style-name="T54">O(nb²)</text:span></text:p>
          </table:table-cell>
          <table:table-cell table:style-name="Tableau1.A2" office:value-type="string">
            <text:p text:style-name="P40"><text:s text:c="15"/><text:span text:style-name="T55">O(nb²)</text:span></text:p>
          </table:table-cell>
          <table:table-cell table:style-name="Tableau1.D2" office:value-type="string">
            <text:p text:style-name="P44"><text:s text:c="14"/><text:span text:style-name="T59">O(nb²)</text:span></text:p>
          </table:table-cell>
        </table:table-row>
        <table:table-row>
          <table:table-cell table:style-name="Tableau1.A2" office:value-type="string">
            <text:p text:style-name="P49">unionEns</text:p>
          </table:table-cell>
          <table:table-cell table:style-name="Tableau1.A2" office:value-type="string">
            <text:p text:style-name="P39"><text:s text:c="15"/><text:span text:style-name="T54">O(nb²)</text:span></text:p>
          </table:table-cell>
          <table:table-cell table:style-name="Tableau1.A2" office:value-type="string">
            <text:p text:style-name="P40"><text:s text:c="15"/><text:span text:style-name="T55">O(nb²)</text:span></text:p>
          </table:table-cell>
          <table:table-cell table:style-name="Tableau1.D2" office:value-type="string">
            <text:p text:style-name="P44"><text:s text:c="14"/><text:span text:style-name="T59">O(nb²)</text:span></text:p>
          </table:table-cell>
        </table:table-row>
        <table:table-row>
          <table:table-cell table:style-name="Tableau1.A2" office:value-type="string">
            <text:p text:style-name="P49">differenceEns</text:p>
          </table:table-cell>
          <table:table-cell table:style-name="Tableau1.A2" office:value-type="string">
            <text:p text:style-name="P39"><text:s text:c="15"/><text:span text:style-name="T54">O(nb²)</text:span></text:p>
          </table:table-cell>
          <table:table-cell table:style-name="Tableau1.A2" office:value-type="string">
            <text:p text:style-name="P40"><text:s text:c="15"/><text:span text:style-name="T55">O(nb²)</text:span></text:p>
          </table:table-cell>
          <table:table-cell table:style-name="Tableau1.D2" office:value-type="string">
            <text:p text:style-name="P44"><text:s text:c="14"/><text:span text:style-name="T59">O(nb²)</text:span></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2:33:34.906278933</meta:creation-date>
    <meta:generator>LibreOffice/4.2.8.2$Linux_x86 LibreOffice_project/420m0$Build-2</meta:generator>
    <meta:editing-duration>PT3H20M43S</meta:editing-duration>
    <meta:editing-cycles>33</meta:editing-cycles>
    <dc:date>2017-03-11T18:55:05.252110811</dc:date>
    <meta:document-statistic meta:table-count="1" meta:image-count="0" meta:object-count="0" meta:page-count="4" meta:paragraph-count="78" meta:word-count="776" meta:character-count="5162" meta:non-whitespace-character-count="3935"/>
  </office:meta>
</office:document-meta>
</file>